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361"/>
    </style:style>
    <style:style style:name="P2" style:family="paragraph" style:parent-style-name="Standard">
      <style:text-properties officeooo:rsid="000c7086" officeooo:paragraph-rsid="000f7361"/>
    </style:style>
    <style:style style:name="P3" style:family="paragraph" style:parent-style-name="Standard">
      <style:text-properties officeooo:rsid="0011ccf1" officeooo:paragraph-rsid="0011ccf1"/>
    </style:style>
    <style:style style:name="P4" style:family="paragraph" style:parent-style-name="Standard">
      <style:text-properties officeooo:rsid="0011ccf1" officeooo:paragraph-rsid="00137476"/>
    </style:style>
    <style:style style:name="P5" style:family="paragraph" style:parent-style-name="Standard">
      <style:text-properties officeooo:rsid="0019eb2f" officeooo:paragraph-rsid="0019eb2f"/>
    </style:style>
    <style:style style:name="P6" style:family="paragraph" style:parent-style-name="Standard">
      <style:text-properties officeooo:rsid="00137476" officeooo:paragraph-rsid="00137476"/>
    </style:style>
    <style:style style:name="P7" style:family="paragraph" style:parent-style-name="Standard">
      <style:text-properties officeooo:rsid="0016c8c2" officeooo:paragraph-rsid="0016c8c2"/>
    </style:style>
    <style:style style:name="P8" style:family="paragraph" style:parent-style-name="Standard">
      <style:text-properties officeooo:rsid="0016c8c2" officeooo:paragraph-rsid="001ce9e6"/>
    </style:style>
    <style:style style:name="P9" style:family="paragraph" style:parent-style-name="Standard">
      <style:text-properties officeooo:rsid="00150c9d" officeooo:paragraph-rsid="00137476"/>
    </style:style>
    <style:style style:name="P10" style:family="paragraph" style:parent-style-name="Standard">
      <style:text-properties officeooo:rsid="00150c9d" officeooo:paragraph-rsid="002242a2"/>
    </style:style>
    <style:style style:name="P11" style:family="paragraph" style:parent-style-name="Standard">
      <style:text-properties officeooo:rsid="001c59ab" officeooo:paragraph-rsid="0016c8c2"/>
    </style:style>
    <style:style style:name="P12" style:family="paragraph" style:parent-style-name="Text_20_body">
      <style:paragraph-properties fo:text-align="start" style:justify-single-word="false"/>
      <style:text-properties officeooo:rsid="000c7086" officeooo:paragraph-rsid="000f7361"/>
    </style:style>
    <style:style style:name="P13" style:family="paragraph" style:parent-style-name="Text_20_body">
      <style:text-properties officeooo:rsid="001c3125" officeooo:paragraph-rsid="001c3125"/>
    </style:style>
    <style:style style:name="P14" style:family="paragraph" style:parent-style-name="Standard">
      <style:text-properties officeooo:rsid="00183bce" officeooo:paragraph-rsid="00183bce"/>
    </style:style>
    <style:style style:name="P15" style:family="paragraph" style:parent-style-name="Standard">
      <style:text-properties officeooo:rsid="002242a2" officeooo:paragraph-rsid="002242a2"/>
    </style:style>
    <style:style style:name="P16" style:family="paragraph" style:parent-style-name="Text_20_body">
      <style:text-properties officeooo:paragraph-rsid="00243863"/>
    </style:style>
    <style:style style:name="P17" style:family="paragraph" style:parent-style-name="Heading_20_3">
      <style:text-properties officeooo:rsid="0011ccf1"/>
    </style:style>
    <style:style style:name="P18" style:family="paragraph" style:parent-style-name="Heading_20_1">
      <style:paragraph-properties fo:text-align="center" style:justify-single-word="false"/>
      <style:text-properties officeooo:rsid="000c7086" officeooo:paragraph-rsid="000f7361"/>
    </style:style>
    <style:style style:name="P19" style:family="paragraph" style:parent-style-name="Heading_20_2">
      <style:paragraph-properties fo:text-align="center" style:justify-single-word="false"/>
      <style:text-properties officeooo:paragraph-rsid="000f7361"/>
    </style:style>
    <style:style style:name="P20" style:family="paragraph" style:parent-style-name="Heading_20_2">
      <style:text-properties officeooo:rsid="00183bce"/>
    </style:style>
    <style:style style:name="P21" style:family="paragraph" style:parent-style-name="Heading_20_2">
      <style:text-properties officeooo:rsid="002242a2"/>
    </style:style>
    <style:style style:name="P22" style:family="paragraph" style:parent-style-name="Heading_20_2">
      <style:text-properties officeooo:paragraph-rsid="002242a2"/>
    </style:style>
    <style:style style:name="T1" style:family="text">
      <style:text-properties officeooo:rsid="000c7086"/>
    </style:style>
    <style:style style:name="T2" style:family="text">
      <style:text-properties officeooo:rsid="00109e3e"/>
    </style:style>
    <style:style style:name="T3" style:family="text">
      <style:text-properties officeooo:rsid="00137476"/>
    </style:style>
    <style:style style:name="T4" style:family="text">
      <style:text-properties officeooo:rsid="0014a6b6"/>
    </style:style>
    <style:style style:name="T5" style:family="text">
      <style:text-properties officeooo:rsid="00150c9d"/>
    </style:style>
    <style:style style:name="T6" style:family="text">
      <style:text-properties officeooo:rsid="001c59ab"/>
    </style:style>
    <style:style style:name="T7" style:family="text">
      <style:text-properties officeooo:rsid="001ce9e6"/>
    </style:style>
    <style:style style:name="T8" style:family="text">
      <style:text-properties officeooo:rsid="001e19b5"/>
    </style:style>
    <style:style style:name="T9" style:family="text">
      <style:text-properties officeooo:rsid="00206a5e"/>
    </style:style>
    <style:style style:name="T10" style:family="text">
      <style:text-properties officeooo:rsid="001bef11"/>
    </style:style>
    <style:style style:name="T11" style:family="text">
      <style:text-properties officeooo:rsid="002242a2"/>
    </style:style>
    <style:style style:name="T12" style:family="text">
      <style:text-properties officeooo:rsid="00243863"/>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18" text:outline-level="1">Verkon vahvasti yhtenäiset komponentit</text:h>
      <text:h text:style-name="P19" text:outline-level="2"><text:span text:style-name="T1">T</text:span><text:span text:style-name="T2">oteutus</text:span><text:span text:style-name="T1">dokumentti</text:span></text:h>
      <text:p text:style-name="P12"/>
      <text:p text:style-name="Standard"/>
      <text:h text:style-name="P17" text:outline-level="3">Ohjelman yleisrakenne</text:h>
      <text:p text:style-name="P13">Ohjelman keskiössä on luokka VYK (vahvasti yhtenäiset komponentit), joka suorittaa varsinaisten algoritmien ajon erilaisilla verkoilla ja laskee näiden suoritukseen kuluvan ajan. Lisäksi ohjelmassa on kolme erillistä algoritmiä (Kosaraju, Tarjan ja PathBased) verkon vahvasti yhtenäisten komponenttien löytämiseksi. Lisäksi ohjelmistoon kuuluvat apuluokat Solmu ja Pino, joilla on toteutettu algoritmien tarvitsema pino, sekä apuluokat PuuSolmu ja HakuPuu, joilla on toteutettu yksinkertainen rakenne tiedon tallennusta varten.</text:p>
      <text:p text:style-name="P3">Ohjelma koostuu neljästä luokasta; VYK, Kosaraju, Tarjan ja PathBased. VYK-luokassa generoidaan suorituskykytestauksessa tarvittavat verkot ja suoritetaan algoritmit samoille verkoille, jotta voidaan tehdä havaintoja niiden suorituskyvystä suhteessa toisiinsa. Muut luokat kukin käsittää yhden algoritmin, jolla etsitään verkosta vahvasti yhtenäiset komponentit. </text:p>
      <text:p text:style-name="P3"/>
      <text:p text:style-name="P5">VYK</text:p>
      <text:p text:style-name="P5"/>
      <text:p text:style-name="P5">Luokassa generoidaan suuria suunnattuja verkkoja muiden luokkien algoritmien suorituskykytestejä varten.</text:p>
      <text:p text:style-name="P5"/>
      <text:p text:style-name="P5">Lisäksi suorituskykytestaus suoritetaan tämän luokan kautta.</text:p>
      <text:p text:style-name="P3"/>
      <text:p text:style-name="P6">Kosaraju</text:p>
      <text:p text:style-name="P6"/>
      <text:p text:style-name="P7"><text:span text:style-name="T6">Kosarajun algoritmi on tuttu jo luento monisteista [1] ja Cormanin kirjasta [2]. Siinä suoritetaan ensin verkon s</text:span>yvyyssuuntainen läpikäynti <text:span text:style-name="T6">sattumanvaraisesta solmusta, solmut talletetaan pinoon jälkijärjestyksessä eli kun solmu käsittely on </text:span><text:span text:style-name="T9">tullut loppuun,</text:span><text:span text:style-name="T6"> lisätään s</text:span><text:span text:style-name="T9">olmu</text:span><text:span text:style-name="T6"> pinoon.</text:span></text:p>
      <text:p text:style-name="P7"><text:span text:style-name="T6">Tämän jälkeen verkolle suoritetaan t</text:span>ranspoosi, <text:span text:style-name="T6">jossa verkon kaarien suunnat vaihdetaan päinvastaisiksi.</text:span></text:p>
      <text:p text:style-name="P7"><text:span text:style-name="T6">Lopuksi tälle transponoidulle verkolle suoritetaan s</text:span>yvyyssuuntainen läpikäynti <text:span text:style-name="T6">alkaen </text:span>pinon pinnalta <text:span text:style-name="T6">olevasta solmusta. Kun läpikäynti ei enää pääse uusiin solmuihin on löytynyt yksi vahvasti yhtenäinen komponentti. Löydettyihin komponentteihin kuuluvat solmut poistetaan pinosta ja syvyyssuuntainen läpikäynti käynnistetään uudelleen jonon pinnalla olevasta solmusta. Ja tätä jatketaan niin kauan kuin pinossa on jäljellä käsittelemättömiä solmuja.</text:span></text:p>
      <text:p text:style-name="P11"/>
      <text:p text:style-name="P8"><text:span text:style-name="T7">Kosarajun algoritmi</text:span><text:span text:style-name="T8">n aikavaativuus</text:span><text:span text:style-name="T7"> olisi vieruslistalla toteutettuna O(V+E), </text:span><text:span text:style-name="T8">mutta vierusmatriisin läpikäynin vuoksi algoritmin aikavaativuus on O(V²).</text:span></text:p>
      <text:p text:style-name="P11"/>
      <text:p text:style-name="P6"><text:soft-page-break/>Tarjan</text:p>
      <text:p text:style-name="P6"/>
      <text:p text:style-name="P10"><text:span text:style-name="T10">Tarjan-algoritmissa</text:span><text:span text:style-name="T10"> suoritetaan syvyyssuuntaisia läpikäyntejä, niin kauan kuin verkossa on vielä käsittelemättömiä solmuja. Solmut laitetaan pinoon sitä mukaan kun ne tulevat käsittelyyn. Kun läpikäynti palaa niihin alipuusta, solmu otetaan pinosta ja tutkitaan, onko se jonkin vahvasti yhtenäisen komponentin juuri, jolloin sitä ennen pinosta poistetut solmut muodostavat vahvasti yhtenäisen komponentin.</text:span></text:p>
      <text:p text:style-name="P6"/>
      <text:p text:style-name="P6">PathBased</text:p>
      <text:p text:style-name="P6"/>
      <text:p text:style-name="P4"><text:span text:style-name="T3">Kuten edellisetkin niin myös PathBased-algoritmi perustuu syvyyssuuntaiseen läpikäyntiin. Algoritmi käyttää pinoja yl</text:span><text:span text:style-name="T4">l</text:span><text:span text:style-name="T3">äpitääkseen tietoa solmuista, joita ei ole vielä liitetty mihinkään vahvasti yhtenäiseen komponenttiin. Nämä solmut algoritmi liittää uuteen komponenttiin, kun </text:span><text:span text:style-name="T4">viimeinen komponen</text:span><text:span text:style-name="T5">t</text:span><text:span text:style-name="T4">tiin kuuluva solmu on käsitelty. Toisin kuin Tarjan-algoritmissa </text:span><text:span text:style-name="T5">PathBased-algoritmi käyttää kahta pinoa. Ensimmäinen pino ylläpitää tietoa nykyisessä komponentissa olevista solmuista ja toinen pino pitää yllä listaa nykyisellä läpikäyntipolulla olevista solmuista.</text:span></text:p>
      <text:p text:style-name="P9"/>
      <text:p text:style-name="P14">Syvyyssuuntainen läpikäynti, ylläpitäen kahta pinoa (S ja P). Pinossa S on kaikki ne solmut, joita ei ole vielä yhdistetty mihinkään vahvasti yhtenäiseen komponenttiin. Solmut ovat siinä järjestyksessä, jossa syvyyssuuntainen läpikäynti ne saavuttaa (Esijärjestys). Pinossa P on ne solmut, joista ei ole vielä päätetty kuuluvatko ne samaan komponenttiin. Laskuriin C kertyy tieto siitä kuinka moneen solmuun läpikäynti on edennyt, jota käytetään esijärjestyksennumero.</text:p>
      <text:p text:style-name="P14"/>
      <text:h text:style-name="P20" text:outline-level="2">Saavutetut aika- ja tilavaativuudet (m.m. O-analyysi pseudokoodista)</text:h>
      <text:p text:style-name="P14"><draw:frame draw:style-name="fr1" draw:name="Objekti1" text:anchor-type="paragraph" svg:width="6.2984in" svg:height="3.5457in" draw:z-index="0"><draw:object xlink:href="./Object 1" xlink:type="simple" xlink:show="embed" xlink:actuate="onLoad"/><draw:image xlink:href="./ObjectReplacements/Object 1" xlink:type="simple" xlink:show="embed" xlink:actuate="onLoad"/></draw:frame></text:p>
      <text:p text:style-name="P15">Kuva 1. Esimerkki algoritmien nopeuserosta tiheydellä 0,1</text:p>
      <text:p text:style-name="P15"/>
      <text:h text:style-name="P21" text:outline-level="2"><text:soft-page-break/>Suorituskyky- ja O-analyysivertailu (mikäli työ vertailupainotteinen)</text:h>
      <text:h text:style-name="P22" text:outline-level="2"><text:span text:style-name="T11">Puutteet ja p</text:span>arannusehdotuks<text:span text:style-name="T11">et</text:span></text:h>
      <text:p text:style-name="P16"><text:span text:style-name="T12">HakuPuu pitäisi tasapainottaa lyhyempien hakuaikojen varmistamiseksi.</text:span></text:p>
      <text:p text:style-name="Text_20_body">Algoritm<text:span text:style-name="T11">iluokat voisi ohjelmoida myös </text:span>vieruslistoille, <text:span text:style-name="T11">jolloin päästäisiin matriisin läpikäynnistä solmujen ja kaarien läpikäyntiin, joka vähentäisi varsinkin harvassa verkossa matriisin tyhjien kaarien tarkistamista. L</text:span>isäksi <text:span text:style-name="T11">voisi ohjelmoida </text:span>muunnokset vierusmatriisista vieruslistaan ja päinvastoin.</text:p>
      <text:p text:style-name="P15">Myöskin syvyyssuuntaisen läpikäynnin rekursion toteuttaminen iteraatiolla olisi mielenkiintoinen vertailu.</text:p>
      <text:h text:style-name="Heading_20_2" text:outline-level="2">Lähtee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5:41</meta:creation-date>
    <dc:date>2013-06-06T23:43:10</dc:date>
    <meta:editing-duration>PT5H31M51S</meta:editing-duration>
    <meta:editing-cycles>14</meta:editing-cycles>
    <meta:generator>LibreOffice/3.6$Linux_x86 LibreOffice_project/360m1$Build-2</meta:generator>
    <meta:document-statistic meta:table-count="0" meta:image-count="0" meta:object-count="1" meta:page-count="3" meta:paragraph-count="30" meta:word-count="489" meta:character-count="4361" meta:non-whitespace-character-count="43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6cm" xlink:href="." xlink:type="simple" chart:class="chart:scatter" chart:style-name="ch1">
        <chart:legend chart:legend-position="end" svg:x="12.961cm" svg:y="3.706cm" style:legend-expansion="high" chart:style-name="ch2"/>
        <chart:plot-area chart:style-name="ch3" chart:data-source-has-labels="both" svg:x="0.769cm" svg:y="0.855cm" svg:width="11.554cm" svg:height="7.551cm">
          <chartooo:coordinate-region svg:x="2.687cm" svg:y="1.054cm" svg:width="9.264cm" svg:height="6.70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osaraju</text:p>
              </table:table-cell>
              <table:table-cell office:value-type="string">
                <text:p>Tarjan</text:p>
              </table:table-cell>
              <table:table-cell office:value-type="string">
                <text:p>PathBased</text:p>
              </table:table-cell>
            </table:table-row>
          </table:table-header-rows>
          <table:table-rows>
            <table:table-row>
              <table:table-cell office:value-type="float" office:value="1">
                <text:p/>
              </table:table-cell>
              <table:table-cell office:value-type="float" office:value="1">
                <text:p>1</text:p>
              </table:table-cell>
              <table:table-cell office:value-type="float" office:value="32425640">
                <text:p>32425640</text:p>
              </table:table-cell>
              <table:table-cell office:value-type="float" office:value="3739582">
                <text:p>3739582</text:p>
              </table:table-cell>
              <table:table-cell office:value-type="float" office:value="2758648">
                <text:p>2758648</text:p>
              </table:table-cell>
            </table:table-row>
            <table:table-row>
              <table:table-cell office:value-type="float" office:value="5">
                <text:p>10</text:p>
              </table:table-cell>
              <table:table-cell office:value-type="float" office:value="5">
                <text:p>5</text:p>
              </table:table-cell>
              <table:table-cell office:value-type="float" office:value="349611">
                <text:p>349611</text:p>
              </table:table-cell>
              <table:table-cell office:value-type="float" office:value="396070">
                <text:p>396070</text:p>
              </table:table-cell>
              <table:table-cell office:value-type="float" office:value="2215122">
                <text:p>2215122</text:p>
              </table:table-cell>
            </table:table-row>
            <table:table-row>
              <table:table-cell office:value-type="float" office:value="10">
                <text:p>10</text:p>
              </table:table-cell>
              <table:table-cell office:value-type="float" office:value="10">
                <text:p>10</text:p>
              </table:table-cell>
              <table:table-cell office:value-type="float" office:value="520131">
                <text:p>520131</text:p>
              </table:table-cell>
              <table:table-cell office:value-type="float" office:value="364489">
                <text:p>364489</text:p>
              </table:table-cell>
              <table:table-cell office:value-type="float" office:value="522150">
                <text:p>522150</text:p>
              </table:table-cell>
            </table:table-row>
            <table:table-row>
              <table:table-cell office:value-type="float" office:value="50">
                <text:p>50</text:p>
              </table:table-cell>
              <table:table-cell office:value-type="float" office:value="50">
                <text:p>50</text:p>
              </table:table-cell>
              <table:table-cell office:value-type="float" office:value="19965430">
                <text:p>19965430</text:p>
              </table:table-cell>
              <table:table-cell office:value-type="float" office:value="6675772">
                <text:p>6675772</text:p>
              </table:table-cell>
              <table:table-cell office:value-type="float" office:value="32793941">
                <text:p>32793941</text:p>
              </table:table-cell>
            </table:table-row>
            <table:table-row>
              <table:table-cell office:value-type="float" office:value="100">
                <text:p>100</text:p>
              </table:table-cell>
              <table:table-cell office:value-type="float" office:value="100">
                <text:p>100</text:p>
              </table:table-cell>
              <table:table-cell office:value-type="float" office:value="37649698">
                <text:p>37649698</text:p>
              </table:table-cell>
              <table:table-cell office:value-type="float" office:value="21576532">
                <text:p>21576532</text:p>
              </table:table-cell>
              <table:table-cell office:value-type="float" office:value="20619998">
                <text:p>20619998</text:p>
              </table:table-cell>
            </table:table-row>
            <table:table-row>
              <table:table-cell office:value-type="float" office:value="500">
                <text:p>500</text:p>
              </table:table-cell>
              <table:table-cell office:value-type="float" office:value="500">
                <text:p>500</text:p>
              </table:table-cell>
              <table:table-cell office:value-type="float" office:value="202686840">
                <text:p>202686840</text:p>
              </table:table-cell>
              <table:table-cell office:value-type="float" office:value="234694179">
                <text:p>234694179</text:p>
              </table:table-cell>
              <table:table-cell office:value-type="float" office:value="192959708">
                <text:p>192959708</text:p>
              </table:table-cell>
            </table:table-row>
            <table:table-row>
              <table:table-cell office:value-type="float" office:value="1000">
                <text:p>1000</text:p>
              </table:table-cell>
              <table:table-cell office:value-type="float" office:value="1000">
                <text:p>1000</text:p>
              </table:table-cell>
              <table:table-cell office:value-type="float" office:value="698183040">
                <text:p>698183040</text:p>
              </table:table-cell>
              <table:table-cell office:value-type="float" office:value="533643525">
                <text:p>533643525</text:p>
              </table:table-cell>
              <table:table-cell office:value-type="float" office:value="393985320">
                <text:p>3939853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